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ce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#with N_side intervals between k_min and k_max</text:p>
          </table:table-cell>
          <table:covered-table-cell table:number-columns-repeated="3" table:style-name="ce1"/>
          <table:table-cell table:number-columns-repeated="1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2.464" calcext:value-type="float">
            <text:p>2.464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37" calcext:value-type="float">
            <text:p>1.137</text:p>
          </table:table-cell>
          <table:table-cell office:value-type="float" office:value="1.643" calcext:value-type="float">
            <text:p>1.643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549" calcext:value-type="float">
            <text:p>1.549</text:p>
          </table:table-cell>
          <table:table-cell office:value-type="float" office:value="1.388" calcext:value-type="float">
            <text:p>1.388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271" calcext:value-type="float">
            <text:p>1.271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68" calcext:value-type="float">
            <text:p>1.868</text:p>
          </table:table-cell>
          <table:table-cell office:value-type="float" office:value="1.162" calcext:value-type="float">
            <text:p>1.162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71" calcext:value-type="float">
            <text:p>2.071</text:p>
          </table:table-cell>
          <table:table-cell office:value-type="float" office:value="1.049" calcext:value-type="float">
            <text:p>1.049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76" calcext:value-type="float">
            <text:p>2.276</text:p>
          </table:table-cell>
          <table:table-cell office:value-type="float" office:value="0.94" calcext:value-type="float">
            <text:p>0.94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27" calcext:value-type="float">
            <text:p>2.327</text:p>
          </table:table-cell>
          <table:table-cell office:value-type="float" office:value="0.849" calcext:value-type="float">
            <text:p>0.849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441" calcext:value-type="float">
            <text:p>2.441</text:p>
          </table:table-cell>
          <table:table-cell office:value-type="float" office:value="0.755" calcext:value-type="float">
            <text:p>0.755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494" calcext:value-type="float">
            <text:p>2.494</text:p>
          </table:table-cell>
          <table:table-cell office:value-type="float" office:value="0.594" calcext:value-type="float">
            <text:p>0.594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.682" calcext:value-type="float">
            <text:p>2.682</text:p>
          </table:table-cell>
          <table:table-cell office:value-type="float" office:value="0.505" calcext:value-type="float">
            <text:p>0.505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757" calcext:value-type="float">
            <text:p>2.757</text:p>
          </table:table-cell>
          <table:table-cell office:value-type="float" office:value="0.431" calcext:value-type="float">
            <text:p>0.43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.644" calcext:value-type="float">
            <text:p>2.644</text:p>
          </table:table-cell>
          <table:table-cell office:value-type="float" office:value="0.377" calcext:value-type="float">
            <text:p>0.377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with N_side/2 intervals between k_min and k_max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2.463" calcext:value-type="float">
            <text:p>2.463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518" calcext:value-type="float">
            <text:p>1.518</text:p>
          </table:table-cell>
          <table:table-cell office:value-type="float" office:value="1.624" calcext:value-type="float">
            <text:p>1.624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9" calcext:value-type="float">
            <text:p>1.769</text:p>
          </table:table-cell>
          <table:table-cell office:value-type="float" office:value="1.36" calcext:value-type="float">
            <text:p>1.36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46" calcext:value-type="float">
            <text:p>2.146</text:p>
          </table:table-cell>
          <table:table-cell office:value-type="float" office:value="1.239" calcext:value-type="float">
            <text:p>1.239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361" calcext:value-type="float">
            <text:p>2.361</text:p>
          </table:table-cell>
          <table:table-cell office:value-type="float" office:value="1.121" calcext:value-type="float">
            <text:p>1.121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578" calcext:value-type="float">
            <text:p>2.578</text:p>
          </table:table-cell>
          <table:table-cell office:value-type="float" office:value="1.008" calcext:value-type="float">
            <text:p>1.008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893" calcext:value-type="float">
            <text:p>2.893</text:p>
          </table:table-cell>
          <table:table-cell office:value-type="float" office:value="0.889" calcext:value-type="float">
            <text:p>0.889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214" calcext:value-type="float">
            <text:p>3.214</text:p>
          </table:table-cell>
          <table:table-cell office:value-type="float" office:value="0.777" calcext:value-type="float">
            <text:p>0.777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566" calcext:value-type="float">
            <text:p>3.566</text:p>
          </table:table-cell>
          <table:table-cell office:value-type="float" office:value="0.682" calcext:value-type="float">
            <text:p>0.682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039" calcext:value-type="float">
            <text:p>4.039</text:p>
          </table:table-cell>
          <table:table-cell office:value-type="float" office:value="0.508" calcext:value-type="float">
            <text:p>0.50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396" calcext:value-type="float">
            <text:p>4.39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652" calcext:value-type="float">
            <text:p>4.652</text:p>
          </table:table-cell>
          <table:table-cell office:value-type="float" office:value="0.369" calcext:value-type="float">
            <text:p>0.369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183" calcext:value-type="float">
            <text:p>5.183</text:p>
          </table:table-cell>
          <table:table-cell office:value-type="float" office:value="0.298" calcext:value-type="float">
            <text:p>0.298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With side length of 512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office:value-type="float" office:value="2.462" calcext:value-type="float">
            <text:p>2.462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86" calcext:value-type="float">
            <text:p>1.186</text:p>
          </table:table-cell>
          <table:table-cell office:value-type="float" office:value="1.635" calcext:value-type="float">
            <text:p>1.635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63" calcext:value-type="float">
            <text:p>1.663</text:p>
          </table:table-cell>
          <table:table-cell office:value-type="float" office:value="1.373" calcext:value-type="float">
            <text:p>1.373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248" calcext:value-type="float">
            <text:p>1.248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188" calcext:value-type="float">
            <text:p>2.188</text:p>
          </table:table-cell>
          <table:table-cell office:value-type="float" office:value="1.129" calcext:value-type="float">
            <text:p>1.129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479" calcext:value-type="float">
            <text:p>2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721" calcext:value-type="float">
            <text:p>2.721</text:p>
          </table:table-cell>
          <table:table-cell office:value-type="float" office:value="0.905" calcext:value-type="float">
            <text:p>0.905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071" calcext:value-type="float">
            <text:p>3.071</text:p>
          </table:table-cell>
          <table:table-cell office:value-type="float" office:value="0.794" calcext:value-type="float">
            <text:p>0.794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425" calcext:value-type="float">
            <text:p>3.425</text:p>
          </table:table-cell>
          <table:table-cell office:value-type="float" office:value="0.689" calcext:value-type="float">
            <text:p>0.689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154" calcext:value-type="float">
            <text:p>4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566" calcext:value-type="float">
            <text:p>4.566</text:p>
          </table:table-cell>
          <table:table-cell office:value-type="float" office:value="0.411" calcext:value-type="float">
            <text:p>0.411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803" calcext:value-type="float">
            <text:p>4.803</text:p>
          </table:table-cell>
          <table:table-cell office:value-type="float" office:value="0.341" calcext:value-type="float">
            <text:p>0.34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093" calcext:value-type="float">
            <text:p>5.093</text:p>
          </table:table-cell>
          <table:table-cell office:value-type="float" office:value="0.275" calcext:value-type="float">
            <text:p>0.275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office:value-type="float" office:value="2.449" calcext:value-type="float">
            <text:p>2.449</text:p>
          </table:table-cell>
          <table:table-cell office:value-type="float" office:value="0.235" calcext:value-type="float">
            <text:p>0.235</text:p>
          </table:table-cell>
          <table:table-cell office:value-type="float" office:value="2.457" calcext:value-type="float">
            <text:p>2.45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office:value-type="float" office:value="1.622" calcext:value-type="float">
            <text:p>1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882" calcext:value-type="float">
            <text:p>1.882</text:p>
          </table:table-cell>
          <table:table-cell office:value-type="float" office:value="1.348" calcext:value-type="float">
            <text:p>1.348</text:p>
          </table:table-cell>
          <table:table-cell office:value-type="float" office:value="1.76" calcext:value-type="float">
            <text:p>1.76</text:p>
          </table:table-cell>
          <table:table-cell office:value-type="float" office:value="1.361" calcext:value-type="float">
            <text:p>1.36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64" calcext:value-type="float">
            <text:p>2.164</text:p>
          </table:table-cell>
          <table:table-cell office:value-type="float" office:value="1.225" calcext:value-type="float">
            <text:p>1.225</text:p>
          </table:table-cell>
          <table:table-cell office:value-type="float" office:value="2.055" calcext:value-type="float">
            <text:p>2.055</text:p>
          </table:table-cell>
          <table:table-cell office:value-type="float" office:value="1.235" calcext:value-type="float">
            <text:p>1.2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533" calcext:value-type="float">
            <text:p>2.533</text:p>
          </table:table-cell>
          <table:table-cell office:value-type="float" office:value="1.099" calcext:value-type="float">
            <text:p>1.099</text:p>
          </table:table-cell>
          <table:table-cell office:value-type="float" office:value="2.319" calcext:value-type="float">
            <text:p>2.319</text:p>
          </table:table-cell>
          <table:table-cell office:value-type="float" office:value="1.118" calcext:value-type="float">
            <text:p>1.11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836" calcext:value-type="float">
            <text:p>2.836</text:p>
          </table:table-cell>
          <table:table-cell office:value-type="float" office:value="0.985" calcext:value-type="float">
            <text:p>0.985</text:p>
          </table:table-cell>
          <table:table-cell office:value-type="float" office:value="2.645" calcext:value-type="float">
            <text:p>2.645</text:p>
          </table:table-cell>
          <table:table-cell office:value-type="float" office:value="0.999" calcext:value-type="float">
            <text:p>0.99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3.33" calcext:value-type="float">
            <text:p>3.33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9" calcext:value-type="float">
            <text:p>2.969</text:p>
          </table:table-cell>
          <table:table-cell office:value-type="float" office:value="0.887" calcext:value-type="float">
            <text:p>0.88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705" calcext:value-type="float">
            <text:p>3.705</text:p>
          </table:table-cell>
          <table:table-cell office:value-type="float" office:value="0.755" calcext:value-type="float">
            <text:p>0.755</text:p>
          </table:table-cell>
          <table:table-cell office:value-type="float" office:value="3.375" calcext:value-type="float">
            <text:p>3.375</text:p>
          </table:table-cell>
          <table:table-cell office:value-type="float" office:value="0.774" calcext:value-type="float">
            <text:p>0.77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025" calcext:value-type="float">
            <text:p>4.025</text:p>
          </table:table-cell>
          <table:table-cell office:value-type="float" office:value="0.657" calcext:value-type="float">
            <text:p>0.657</text:p>
          </table:table-cell>
          <table:table-cell office:value-type="float" office:value="3.562" calcext:value-type="float">
            <text:p>3.562</text:p>
          </table:table-cell>
          <table:table-cell office:value-type="float" office:value="0.682" calcext:value-type="float">
            <text:p>0.68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311" calcext:value-type="float">
            <text:p>4.311</text:p>
          </table:table-cell>
          <table:table-cell office:value-type="float" office:value="0.491" calcext:value-type="float">
            <text:p>0.491</text:p>
          </table:table-cell>
          <table:table-cell office:value-type="float" office:value="3.936" calcext:value-type="float">
            <text:p>3.936</text:p>
          </table:table-cell>
          <table:table-cell office:value-type="float" office:value="0.511" calcext:value-type="float">
            <text:p>0.5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497" calcext:value-type="float">
            <text:p>4.497</text:p>
          </table:table-cell>
          <table:table-cell office:value-type="float" office:value="0.415" calcext:value-type="float">
            <text:p>0.415</text:p>
          </table:table-cell>
          <table:table-cell office:value-type="float" office:value="4.21" calcext:value-type="float">
            <text:p>4.21</text:p>
          </table:table-cell>
          <table:table-cell office:value-type="float" office:value="0.428" calcext:value-type="float">
            <text:p>0.42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5.09" calcext:value-type="float">
            <text:p>5.09</text:p>
          </table:table-cell>
          <table:table-cell office:value-type="float" office:value="0.329" calcext:value-type="float">
            <text:p>0.329</text:p>
          </table:table-cell>
          <table:table-cell office:value-type="float" office:value="4.414" calcext:value-type="float">
            <text:p>4.414</text:p>
          </table:table-cell>
          <table:table-cell office:value-type="float" office:value="0.355" calcext:value-type="float">
            <text:p>0.35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4.953" calcext:value-type="float">
            <text:p>4.953</text:p>
          </table:table-cell>
          <table:table-cell office:value-type="float" office:value="0.278" calcext:value-type="float">
            <text:p>0.278</text:p>
          </table:table-cell>
          <table:table-cell office:value-type="float" office:value="4.362" calcext:value-type="float">
            <text:p>4.362</text:p>
          </table:table-cell>
          <table:table-cell office:value-type="float" office:value="0.302" calcext:value-type="float">
            <text:p>0.302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[-100:,:,:] = 0 incompleteness applied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office:value-type="float" office:value="2.437" calcext:value-type="float">
            <text:p>2.437</text:p>
          </table:table-cell>
          <table:table-cell office:value-type="float" office:value="0.241" calcext:value-type="float">
            <text:p>0.241</text:p>
          </table:table-cell>
          <table:table-cell office:value-type="float" office:value="2.451" calcext:value-type="float">
            <text:p>2.45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11" calcext:value-type="float">
            <text:p>1.111</text:p>
          </table:table-cell>
          <table:table-cell office:value-type="float" office:value="1.649" calcext:value-type="float">
            <text:p>1.649</text:p>
          </table:table-cell>
          <table:table-cell office:value-type="float" office:value="1.248" calcext:value-type="float">
            <text:p>1.248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93" calcext:value-type="float">
            <text:p>1.793</text:p>
          </table:table-cell>
          <table:table-cell office:value-type="float" office:value="1.358" calcext:value-type="float">
            <text:p>1.358</text:p>
          </table:table-cell>
          <table:table-cell office:value-type="float" office:value="1.677" calcext:value-type="float">
            <text:p>1.677</text:p>
          </table:table-cell>
          <table:table-cell office:value-type="float" office:value="1.372" calcext:value-type="float">
            <text:p>1.37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68" calcext:value-type="float">
            <text:p>2.068</text:p>
          </table:table-cell>
          <table:table-cell office:value-type="float" office:value="1.234" calcext:value-type="float">
            <text:p>1.234</text:p>
          </table:table-cell>
          <table:table-cell office:value-type="float" office:value="2.081" calcext:value-type="float">
            <text:p>2.081</text:p>
          </table:table-cell>
          <table:table-cell office:value-type="float" office:value="1.232" calcext:value-type="float">
            <text:p>1.23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662" calcext:value-type="float">
            <text:p>2.662</text:p>
          </table:table-cell>
          <table:table-cell office:value-type="float" office:value="1.088" calcext:value-type="float">
            <text:p>1.088</text:p>
          </table:table-cell>
          <table:table-cell office:value-type="float" office:value="2.399" calcext:value-type="float">
            <text:p>2.399</text:p>
          </table:table-cell>
          <table:table-cell office:value-type="float" office:value="1.11" calcext:value-type="float">
            <text:p>1.1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334" calcext:value-type="float">
            <text:p>3.334</text:p>
          </table:table-cell>
          <table:table-cell office:value-type="float" office:value="0.952" calcext:value-type="float">
            <text:p>0.952</text:p>
          </table:table-cell>
          <table:table-cell office:value-type="float" office:value="2.609" calcext:value-type="float">
            <text:p>2.609</text:p>
          </table:table-cell>
          <table:table-cell office:value-type="float" office:value="1.003" calcext:value-type="float">
            <text:p>1.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908" calcext:value-type="float">
            <text:p>2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3.017" calcext:value-type="float">
            <text:p>3.017</text:p>
          </table:table-cell>
          <table:table-cell office:value-type="float" office:value="0.884" calcext:value-type="float">
            <text:p>0.8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617" calcext:value-type="float">
            <text:p>3.617</text:p>
          </table:table-cell>
          <table:table-cell office:value-type="float" office:value="0.762" calcext:value-type="float">
            <text:p>0.762</text:p>
          </table:table-cell>
          <table:table-cell office:value-type="float" office:value="3.211" calcext:value-type="float">
            <text:p>3.211</text:p>
          </table:table-cell>
          <table:table-cell office:value-type="float" office:value="0.786" calcext:value-type="float">
            <text:p>0.78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155" calcext:value-type="float">
            <text:p>4.155</text:p>
          </table:table-cell>
          <table:table-cell office:value-type="float" office:value="0.651" calcext:value-type="float">
            <text:p>0.651</text:p>
          </table:table-cell>
          <table:table-cell office:value-type="float" office:value="3.523" calcext:value-type="float">
            <text:p>3.523</text:p>
          </table:table-cell>
          <table:table-cell office:value-type="float" office:value="0.684" calcext:value-type="float">
            <text:p>0.6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221" calcext:value-type="float">
            <text:p>4.221</text:p>
          </table:table-cell>
          <table:table-cell office:value-type="float" office:value="0.496" calcext:value-type="float">
            <text:p>0.496</text:p>
          </table:table-cell>
          <table:table-cell office:value-type="float" office:value="3.907" calcext:value-type="float">
            <text:p>3.907</text:p>
          </table:table-cell>
          <table:table-cell office:value-type="float" office:value="0.513" calcext:value-type="float">
            <text:p>0.5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6.626" calcext:value-type="float">
            <text:p>6.626</text:p>
          </table:table-cell>
          <table:table-cell office:value-type="float" office:value="0.347" calcext:value-type="float">
            <text:p>0.347</text:p>
          </table:table-cell>
          <table:table-cell office:value-type="float" office:value="4.239" calcext:value-type="float">
            <text:p>4.239</text:p>
          </table:table-cell>
          <table:table-cell office:value-type="float" office:value="0.427" calcext:value-type="float">
            <text:p>0.42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7.371" calcext:value-type="float">
            <text:p>7.371</text:p>
          </table:table-cell>
          <table:table-cell office:value-type="float" office:value="0.27" calcext:value-type="float">
            <text:p>0.27</text:p>
          </table:table-cell>
          <table:table-cell office:value-type="float" office:value="4.444" calcext:value-type="float">
            <text:p>4.444</text:p>
          </table:table-cell>
          <table:table-cell office:value-type="float" office:value="0.354" calcext:value-type="float">
            <text:p>0.35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754" calcext:value-type="float">
            <text:p>5.754</text:p>
          </table:table-cell>
          <table:table-cell office:value-type="float" office:value="0.256" calcext:value-type="float">
            <text:p>0.256</text:p>
          </table:table-cell>
          <table:table-cell office:value-type="float" office:value="4.244" calcext:value-type="float">
            <text:p>4.244</text:p>
          </table:table-cell>
          <table:table-cell office:value-type="float" office:value="0.308" calcext:value-type="float">
            <text:p>0.308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Original A and alpha with error bar, mean of 100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3461" calcext:value-type="float">
            <text:p>0.2346</text:p>
          </table:table-cell>
          <table:table-cell table:style-name="ce3" office:value-type="float" office:value="0.0002" calcext:value-type="float">
            <text:p>0.0002</text:p>
          </table:table-cell>
          <table:table-cell table:style-name="ce4" office:value-type="float" office:value="2.457017" calcext:value-type="float">
            <text:p>2.45702</text:p>
          </table:table-cell>
          <table:table-cell table:style-name="ce4" office:value-type="float" office:value="0.00017" calcext:value-type="float">
            <text:p>0.0001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1.2367262" calcext:value-type="float">
            <text:p>1.2367</text:p>
          </table:table-cell>
          <table:table-cell table:style-name="ce3" office:value-type="float" office:value="0.00080035725" calcext:value-type="float">
            <text:p>0.0008</text:p>
          </table:table-cell>
          <table:table-cell table:style-name="ce4" office:value-type="float" office:value="1.625650095" calcext:value-type="float">
            <text:p>1.62565</text:p>
          </table:table-cell>
          <table:table-cell table:style-name="ce4" office:value-type="float" office:value="0.00002502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1.7637873" calcext:value-type="float">
            <text:p>1.7638</text:p>
          </table:table-cell>
          <table:table-cell table:style-name="ce3" office:value-type="float" office:value="0.0014213" calcext:value-type="float">
            <text:p>0.0014</text:p>
          </table:table-cell>
          <table:table-cell table:style-name="ce4" office:value-type="float" office:value="1.360788" calcext:value-type="float">
            <text:p>1.36079</text:p>
          </table:table-cell>
          <table:table-cell table:style-name="ce4" office:value-type="float" office:value="0.000022225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2.0492416" calcext:value-type="float">
            <text:p>2.0492</text:p>
          </table:table-cell>
          <table:table-cell table:style-name="ce3" office:value-type="float" office:value="0.001262" calcext:value-type="float">
            <text:p>0.0013</text:p>
          </table:table-cell>
          <table:table-cell table:style-name="ce4" office:value-type="float" office:value="1.235638" calcext:value-type="float">
            <text:p>1.23564</text:p>
          </table:table-cell>
          <table:table-cell table:style-name="ce4" office:value-type="float" office:value="0.00001467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3" office:value-type="float" office:value="2.33443" calcext:value-type="float">
            <text:p>2.3344</text:p>
          </table:table-cell>
          <table:table-cell table:style-name="ce3" office:value-type="float" office:value="0.00244" calcext:value-type="float">
            <text:p>0.0024</text:p>
          </table:table-cell>
          <table:table-cell table:style-name="ce4" office:value-type="float" office:value="1.1161438" calcext:value-type="float">
            <text:p>1.11614</text:p>
          </table:table-cell>
          <table:table-cell table:style-name="ce4" office:value-type="float" office:value="0.0000226" calcext:value-type="float">
            <text:p>0.000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.6332" calcext:value-type="float">
            <text:p>2.6332</text:p>
          </table:table-cell>
          <table:table-cell table:style-name="ce3" office:value-type="float" office:value="0.0028" calcext:value-type="float">
            <text:p>0.0028</text:p>
          </table:table-cell>
          <table:table-cell table:style-name="ce4" office:value-type="float" office:value="1.0005168" calcext:value-type="float">
            <text:p>1.00052</text:p>
          </table:table-cell>
          <table:table-cell table:style-name="ce4" office:value-type="float" office:value="0.000019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2.939659" calcext:value-type="float">
            <text:p>2.9397</text:p>
          </table:table-cell>
          <table:table-cell table:style-name="ce3" office:value-type="float" office:value="0.00246" calcext:value-type="float">
            <text:p>0.0025</text:p>
          </table:table-cell>
          <table:table-cell table:style-name="ce4" office:value-type="float" office:value="0.889373" calcext:value-type="float">
            <text:p>0.88937</text:p>
          </table:table-cell>
          <table:table-cell table:style-name="ce4" office:value-type="float" office:value="0.000014421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3.24016" calcext:value-type="float">
            <text:p>3.2402</text:p>
          </table:table-cell>
          <table:table-cell table:style-name="ce3" office:value-type="float" office:value="0.00323" calcext:value-type="float">
            <text:p>0.0032</text:p>
          </table:table-cell>
          <table:table-cell table:style-name="ce4" office:value-type="float" office:value="0.783803" calcext:value-type="float">
            <text:p>0.78380</text:p>
          </table:table-cell>
          <table:table-cell table:style-name="ce4" office:value-type="float" office:value="0.000016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3" office:value-type="float" office:value="3.5156467" calcext:value-type="float">
            <text:p>3.5156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4" office:value-type="float" office:value="0.68504" calcext:value-type="float">
            <text:p>0.68504</text:p>
          </table:table-cell>
          <table:table-cell table:style-name="ce4" office:value-type="float" office:value="0.00001910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3" office:value-type="float" office:value="3.9818" calcext:value-type="float">
            <text:p>3.9818</text:p>
          </table:table-cell>
          <table:table-cell table:style-name="ce3" office:value-type="float" office:value="0.0077662" calcext:value-type="float">
            <text:p>0.0078</text:p>
          </table:table-cell>
          <table:table-cell table:style-name="ce4" office:value-type="float" office:value="0.508405" calcext:value-type="float">
            <text:p>0.50841</text:p>
          </table:table-cell>
          <table:table-cell table:style-name="ce4" office:value-type="float" office:value="0.0000261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3" office:value-type="float" office:value="4.15682" calcext:value-type="float">
            <text:p>4.1568</text:p>
          </table:table-cell>
          <table:table-cell table:style-name="ce3" office:value-type="float" office:value="0.00729" calcext:value-type="float">
            <text:p>0.0073</text:p>
          </table:table-cell>
          <table:table-cell table:style-name="ce4" office:value-type="float" office:value="0.4313785" calcext:value-type="float">
            <text:p>0.43138</text:p>
          </table:table-cell>
          <table:table-cell table:style-name="ce4" office:value-type="float" office:value="0.0000226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3" office:value-type="float" office:value="4.26446" calcext:value-type="float">
            <text:p>4.2645</text:p>
          </table:table-cell>
          <table:table-cell table:style-name="ce3" office:value-type="float" office:value="0.009026" calcext:value-type="float">
            <text:p>0.0090</text:p>
          </table:table-cell>
          <table:table-cell table:style-name="ce4" office:value-type="float" office:value="0.3634669" calcext:value-type="float">
            <text:p>0.36347</text:p>
          </table:table-cell>
          <table:table-cell table:style-name="ce4" office:value-type="float" office:value="0.000027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3" office:value-type="float" office:value="4.286478" calcext:value-type="float">
            <text:p>4.2865</text:p>
          </table:table-cell>
          <table:table-cell table:style-name="ce3" office:value-type="float" office:value="0.01148" calcext:value-type="float">
            <text:p>0.0115</text:p>
          </table:table-cell>
          <table:table-cell table:style-name="ce4" office:value-type="float" office:value="0.30537956" calcext:value-type="float">
            <text:p>0.30538</text:p>
          </table:table-cell>
          <table:table-cell table:style-name="ce4" office:value-type="float" office:value="0.00003398" calcext:value-type="float">
            <text:p>0.00003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24651825186698" calcext:value-type="float">
            <text:p>0.24652</text:p>
          </table:table-cell>
          <table:table-cell table:style-name="ce4" office:value-type="float" office:value="0.0003112445424345" calcext:value-type="float">
            <text:p>0.00031</text:p>
          </table:table-cell>
          <table:table-cell table:style-name="ce4" office:value-type="float" office:value="2.44724788273977" calcext:value-type="float">
            <text:p>2.44725</text:p>
          </table:table-cell>
          <table:table-cell table:style-name="ce4" office:value-type="float" office:value="0.00023625125068958" calcext:value-type="float">
            <text:p>0.000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1.30923780502861" calcext:value-type="float">
            <text:p>1.30924</text:p>
          </table:table-cell>
          <table:table-cell table:style-name="ce4" office:value-type="float" office:value="0.00182784613746393" calcext:value-type="float">
            <text:p>0.00183</text:p>
          </table:table-cell>
          <table:table-cell table:style-name="ce4" office:value-type="float" office:value="1.61414514501443" calcext:value-type="float">
            <text:p>1.61415</text:p>
          </table:table-cell>
          <table:table-cell table:style-name="ce4" office:value-type="float" office:value="0.0000507192862115552" calcext:value-type="float">
            <text:p>0.000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4" office:value-type="float" office:value="1.86510527820208" calcext:value-type="float">
            <text:p>1.86511</text:p>
          </table:table-cell>
          <table:table-cell table:style-name="ce4" office:value-type="float" office:value="0.00415639179067296" calcext:value-type="float">
            <text:p>0.00416</text:p>
          </table:table-cell>
          <table:table-cell table:style-name="ce4" office:value-type="float" office:value="1.34948867142678" calcext:value-type="float">
            <text:p>1.34949</text:p>
          </table:table-cell>
          <table:table-cell table:style-name="ce4" office:value-type="float" office:value="0.0000567026578283256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4" office:value-type="float" office:value="2.16846747410626" calcext:value-type="float">
            <text:p>2.16847</text:p>
          </table:table-cell>
          <table:table-cell table:style-name="ce4" office:value-type="float" office:value="0.00428783910050267" calcext:value-type="float">
            <text:p>0.00429</text:p>
          </table:table-cell>
          <table:table-cell table:style-name="ce4" office:value-type="float" office:value="1.22417138867613" calcext:value-type="float">
            <text:p>1.22417</text:p>
          </table:table-cell>
          <table:table-cell table:style-name="ce4" office:value-type="float" office:value="0.0000426585525720508" calcext:value-type="float">
            <text:p>0.0000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4" office:value-type="float" office:value="2.49071163744496" calcext:value-type="float">
            <text:p>2.49071</text:p>
          </table:table-cell>
          <table:table-cell table:style-name="ce4" office:value-type="float" office:value="0.00919368009347184" calcext:value-type="float">
            <text:p>0.00919</text:p>
          </table:table-cell>
          <table:table-cell table:style-name="ce4" office:value-type="float" office:value="1.10285846755659" calcext:value-type="float">
            <text:p>1.10286</text:p>
          </table:table-cell>
          <table:table-cell table:style-name="ce4" office:value-type="float" office:value="0.0000682056934530306" calcext:value-type="float">
            <text:p>0.0000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2.81984403784801" calcext:value-type="float">
            <text:p>2.81984</text:p>
          </table:table-cell>
          <table:table-cell table:style-name="ce4" office:value-type="float" office:value="0.00985132164913822" calcext:value-type="float">
            <text:p>0.00985</text:p>
          </table:table-cell>
          <table:table-cell table:style-name="ce4" office:value-type="float" office:value="0.986379177958885" calcext:value-type="float">
            <text:p>0.98638</text:p>
          </table:table-cell>
          <table:table-cell table:style-name="ce4" office:value-type="float" office:value="0.0000565493787577302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4" office:value-type="float" office:value="3.13247962082789" calcext:value-type="float">
            <text:p>3.13248</text:p>
          </table:table-cell>
          <table:table-cell table:style-name="ce4" office:value-type="float" office:value="0.0223732003823084" calcext:value-type="float">
            <text:p>0.02237</text:p>
          </table:table-cell>
          <table:table-cell table:style-name="ce4" office:value-type="float" office:value="0.876389516715059" calcext:value-type="float">
            <text:p>0.87639</text:p>
          </table:table-cell>
          <table:table-cell table:style-name="ce4" office:value-type="float" office:value="0.00010817370763144" calcext:value-type="float">
            <text:p>0.000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4" office:value-type="float" office:value="3.47318262793394" calcext:value-type="float">
            <text:p>3.47318</text:p>
          </table:table-cell>
          <table:table-cell table:style-name="ce4" office:value-type="float" office:value="0.0272649932291874" calcext:value-type="float">
            <text:p>0.02726</text:p>
          </table:table-cell>
          <table:table-cell table:style-name="ce4" office:value-type="float" office:value="0.769496276008443" calcext:value-type="float">
            <text:p>0.76950</text:p>
          </table:table-cell>
          <table:table-cell table:style-name="ce4" office:value-type="float" office:value="0.000102386891398348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3.78547573757765" calcext:value-type="float">
            <text:p>3.78548</text:p>
          </table:table-cell>
          <table:table-cell table:style-name="ce4" office:value-type="float" office:value="0.0337774003190565" calcext:value-type="float">
            <text:p>0.03378</text:p>
          </table:table-cell>
          <table:table-cell table:style-name="ce4" office:value-type="float" office:value="0.669746284698729" calcext:value-type="float">
            <text:p>0.66975</text:p>
          </table:table-cell>
          <table:table-cell table:style-name="ce4" office:value-type="float" office:value="0.000104050002083187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4.29239257657657" calcext:value-type="float">
            <text:p>4.29239</text:p>
          </table:table-cell>
          <table:table-cell table:style-name="ce4" office:value-type="float" office:value="0.0610300557490176" calcext:value-type="float">
            <text:p>0.06103</text:p>
          </table:table-cell>
          <table:table-cell table:style-name="ce4" office:value-type="float" office:value="0.492735134286952" calcext:value-type="float">
            <text:p>0.49274</text:p>
          </table:table-cell>
          <table:table-cell table:style-name="ce4" office:value-type="float" office:value="0.000133575081686673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4" office:value-type="float" office:value="4.46738297883518" calcext:value-type="float">
            <text:p>4.46738</text:p>
          </table:table-cell>
          <table:table-cell table:style-name="ce4" office:value-type="float" office:value="0.0582345447295358" calcext:value-type="float">
            <text:p>0.05823</text:p>
          </table:table-cell>
          <table:table-cell table:style-name="ce4" office:value-type="float" office:value="0.416461161561317" calcext:value-type="float">
            <text:p>0.41646</text:p>
          </table:table-cell>
          <table:table-cell table:style-name="ce4" office:value-type="float" office:value="0.000116452604194429" calcext:value-type="float">
            <text:p>0.0001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4.63849816712812" calcext:value-type="float">
            <text:p>4.63850</text:p>
          </table:table-cell>
          <table:table-cell table:style-name="ce4" office:value-type="float" office:value="0.0747152381007906" calcext:value-type="float">
            <text:p>0.07472</text:p>
          </table:table-cell>
          <table:table-cell table:style-name="ce4" office:value-type="float" office:value="0.346459306985314" calcext:value-type="float">
            <text:p>0.34646</text:p>
          </table:table-cell>
          <table:table-cell table:style-name="ce4" office:value-type="float" office:value="0.000126747812033785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4.63204926791438" calcext:value-type="float">
            <text:p>4.63205</text:p>
          </table:table-cell>
          <table:table-cell table:style-name="ce5" office:value-type="float" office:value="0.0754590418612948" calcext:value-type="float">
            <text:p>0.07546</text:p>
          </table:table-cell>
          <table:table-cell table:style-name="ce5" office:value-type="float" office:value="0.289560503024428" calcext:value-type="float">
            <text:p>0.28956</text:p>
          </table:table-cell>
          <table:table-cell table:style-name="ce5" office:value-type="float" office:value="0.000122678775616127" calcext:value-type="float">
            <text:p>0.00012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7" table:number-rows-spanned="1">
            <text:p>#[-20:,:,:] = 0 incompleteness applied with delta = 2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100:,:,:] = 0 incompleteness applied with delta = 2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200:,:,:] = 0 incompleteness applied with delta = 2.0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67.01378648" calcext:value-type="float">
            <text:p>267.01378648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268.14063334" calcext:value-type="float">
            <text:p>268.14063334</text:p>
          </table:table-cell>
          <table:table-cell office:value-type="float" office:value="0.31058589" calcext:value-type="float">
            <text:p>0.3105858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6.99884989" calcext:value-type="float">
            <text:p>266.99884989</text:p>
          </table:table-cell>
          <table:table-cell office:value-type="float" office:value="0.00863462" calcext:value-type="float">
            <text:p>0.00863462</text:p>
          </table:table-cell>
          <table:table-cell office:value-type="float" office:value="268.45579911" calcext:value-type="float">
            <text:p>268.45579911</text:p>
          </table:table-cell>
          <table:table-cell office:value-type="float" office:value="3.42428282" calcext:value-type="float">
            <text:p>3.4242828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7.0209347" calcext:value-type="float">
            <text:p>267.0209347</text:p>
          </table:table-cell>
          <table:table-cell office:value-type="float" office:value="0.00825212" calcext:value-type="float">
            <text:p>0.00825212</text:p>
          </table:table-cell>
          <table:table-cell office:value-type="float" office:value="271.20213963" calcext:value-type="float">
            <text:p>271.20213963</text:p>
          </table:table-cell>
          <table:table-cell office:value-type="float" office:value="17.82475849" calcext:value-type="float">
            <text:p>17.82475849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2.25599269" calcext:value-type="float">
            <text:p>122.25599269</text:p>
          </table:table-cell>
          <table:table-cell office:value-type="float" office:value="0.02823136" calcext:value-type="float">
            <text:p>0.02823136</text:p>
          </table:table-cell>
          <table:table-cell office:value-type="float" office:value="123.29418011" calcext:value-type="float">
            <text:p>123.29418011</text:p>
          </table:table-cell>
          <table:table-cell office:value-type="float" office:value="0.37729513" calcext:value-type="float">
            <text:p>0.37729513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3216265" calcext:value-type="float">
            <text:p>122.23216265</text:p>
          </table:table-cell>
          <table:table-cell office:value-type="float" office:value="0.03489408" calcext:value-type="float">
            <text:p>0.03489408</text:p>
          </table:table-cell>
          <table:table-cell office:value-type="float" office:value="123.62730589" calcext:value-type="float">
            <text:p>123.62730589</text:p>
          </table:table-cell>
          <table:table-cell office:value-type="float" office:value="3.57451865" calcext:value-type="float">
            <text:p>3.5745186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2502583" calcext:value-type="float">
            <text:p>122.22502583</text:p>
          </table:table-cell>
          <table:table-cell office:value-type="float" office:value="0.02338853" calcext:value-type="float">
            <text:p>0.02338853</text:p>
          </table:table-cell>
          <table:table-cell office:value-type="float" office:value="126.31745674" calcext:value-type="float">
            <text:p>126.31745674</text:p>
          </table:table-cell>
          <table:table-cell office:value-type="float" office:value="17.35765256" calcext:value-type="float">
            <text:p>17.35765256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9.83415023" calcext:value-type="float">
            <text:p>89.83415023</text:p>
          </table:table-cell>
          <table:table-cell office:value-type="float" office:value="0.040554" calcext:value-type="float">
            <text:p>0.040554</text:p>
          </table:table-cell>
          <table:table-cell office:value-type="float" office:value="90.96890894" calcext:value-type="float">
            <text:p>90.96890894</text:p>
          </table:table-cell>
          <table:table-cell office:value-type="float" office:value="0.42344606" calcext:value-type="float">
            <text:p>0.4234460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80183418" calcext:value-type="float">
            <text:p>89.80183418</text:p>
          </table:table-cell>
          <table:table-cell office:value-type="float" office:value="0.05659858" calcext:value-type="float">
            <text:p>0.05659858</text:p>
          </table:table-cell>
          <table:table-cell office:value-type="float" office:value="91.32747416" calcext:value-type="float">
            <text:p>91.32747416</text:p>
          </table:table-cell>
          <table:table-cell office:value-type="float" office:value="3.66328984" calcext:value-type="float">
            <text:p>3.6632898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78763103" calcext:value-type="float">
            <text:p>89.78763103</text:p>
          </table:table-cell>
          <table:table-cell office:value-type="float" office:value="0.0438182" calcext:value-type="float">
            <text:p>0.0438182</text:p>
          </table:table-cell>
          <table:table-cell office:value-type="float" office:value="93.99206238" calcext:value-type="float">
            <text:p>93.99206238</text:p>
          </table:table-cell>
          <table:table-cell office:value-type="float" office:value="17.23195056" calcext:value-type="float">
            <text:p>17.23195056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4.24332052" calcext:value-type="float">
            <text:p>64.24332052</text:p>
          </table:table-cell>
          <table:table-cell office:value-type="float" office:value="0.06381713" calcext:value-type="float">
            <text:p>0.06381713</text:p>
          </table:table-cell>
          <table:table-cell office:value-type="float" office:value="65.33669508" calcext:value-type="float">
            <text:p>65.33669508</text:p>
          </table:table-cell>
          <table:table-cell office:value-type="float" office:value="0.4698148" calcext:value-type="float">
            <text:p>0.469814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819292" calcext:value-type="float">
            <text:p>64.20819292</text:p>
          </table:table-cell>
          <table:table-cell office:value-type="float" office:value="0.07822759" calcext:value-type="float">
            <text:p>0.07822759</text:p>
          </table:table-cell>
          <table:table-cell office:value-type="float" office:value="65.69858444" calcext:value-type="float">
            <text:p>65.69858444</text:p>
          </table:table-cell>
          <table:table-cell office:value-type="float" office:value="3.66100644" calcext:value-type="float">
            <text:p>3.6610064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187727" calcext:value-type="float">
            <text:p>64.20187727</text:p>
          </table:table-cell>
          <table:table-cell office:value-type="float" office:value="0.0661225" calcext:value-type="float">
            <text:p>0.0661225</text:p>
          </table:table-cell>
          <table:table-cell office:value-type="float" office:value="68.46238399" calcext:value-type="float">
            <text:p>68.46238399</text:p>
          </table:table-cell>
          <table:table-cell office:value-type="float" office:value="17.34572201" calcext:value-type="float">
            <text:p>17.3457220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4.39423392" calcext:value-type="float">
            <text:p>54.39423392</text:p>
          </table:table-cell>
          <table:table-cell office:value-type="float" office:value="0.08136011" calcext:value-type="float">
            <text:p>0.08136011</text:p>
          </table:table-cell>
          <table:table-cell office:value-type="float" office:value="55.55408093" calcext:value-type="float">
            <text:p>55.55408093</text:p>
          </table:table-cell>
          <table:table-cell office:value-type="float" office:value="0.48507255" calcext:value-type="float">
            <text:p>0.4850725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5858305" calcext:value-type="float">
            <text:p>54.35858305</text:p>
          </table:table-cell>
          <table:table-cell office:value-type="float" office:value="0.09749772" calcext:value-type="float">
            <text:p>0.09749772</text:p>
          </table:table-cell>
          <table:table-cell office:value-type="float" office:value="55.92972383" calcext:value-type="float">
            <text:p>55.92972383</text:p>
          </table:table-cell>
          <table:table-cell office:value-type="float" office:value="3.81267953" calcext:value-type="float">
            <text:p>3.8126795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6059978" calcext:value-type="float">
            <text:p>54.36059978</text:p>
          </table:table-cell>
          <table:table-cell office:value-type="float" office:value="0.07952982" calcext:value-type="float">
            <text:p>0.07952982</text:p>
          </table:table-cell>
          <table:table-cell office:value-type="float" office:value="58.68977045" calcext:value-type="float">
            <text:p>58.68977045</text:p>
          </table:table-cell>
          <table:table-cell office:value-type="float" office:value="17.54983296" calcext:value-type="float">
            <text:p>17.54983296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4.12286025" calcext:value-type="float">
            <text:p>44.12286025</text:p>
          </table:table-cell>
          <table:table-cell office:value-type="float" office:value="0.10426538" calcext:value-type="float">
            <text:p>0.10426538</text:p>
          </table:table-cell>
          <table:table-cell office:value-type="float" office:value="45.25559564" calcext:value-type="float">
            <text:p>45.25559564</text:p>
          </table:table-cell>
          <table:table-cell office:value-type="float" office:value="0.51064727" calcext:value-type="float">
            <text:p>0.510647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7915564" calcext:value-type="float">
            <text:p>44.07915564</text:p>
          </table:table-cell>
          <table:table-cell office:value-type="float" office:value="0.10687559" calcext:value-type="float">
            <text:p>0.10687559</text:p>
          </table:table-cell>
          <table:table-cell office:value-type="float" office:value="45.63986817" calcext:value-type="float">
            <text:p>45.63986817</text:p>
          </table:table-cell>
          <table:table-cell office:value-type="float" office:value="3.78053989" calcext:value-type="float">
            <text:p>3.7805398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9072206" calcext:value-type="float">
            <text:p>44.09072206</text:p>
          </table:table-cell>
          <table:table-cell office:value-type="float" office:value="0.09766322" calcext:value-type="float">
            <text:p>0.09766322</text:p>
          </table:table-cell>
          <table:table-cell office:value-type="float" office:value="48.46176918" calcext:value-type="float">
            <text:p>48.46176918</text:p>
          </table:table-cell>
          <table:table-cell office:value-type="float" office:value="17.99290262" calcext:value-type="float">
            <text:p>17.99290262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9.43009151" calcext:value-type="float">
            <text:p>39.43009151</text:p>
          </table:table-cell>
          <table:table-cell office:value-type="float" office:value="0.15255197" calcext:value-type="float">
            <text:p>0.15255197</text:p>
          </table:table-cell>
          <table:table-cell office:value-type="float" office:value="40.61104406" calcext:value-type="float">
            <text:p>40.61104406</text:p>
          </table:table-cell>
          <table:table-cell office:value-type="float" office:value="0.5802888" calcext:value-type="float">
            <text:p>0.580288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818848" calcext:value-type="float">
            <text:p>39.34818848</text:p>
          </table:table-cell>
          <table:table-cell office:value-type="float" office:value="0.11494324" calcext:value-type="float">
            <text:p>0.11494324</text:p>
          </table:table-cell>
          <table:table-cell office:value-type="float" office:value="40.93558801" calcext:value-type="float">
            <text:p>40.93558801</text:p>
          </table:table-cell>
          <table:table-cell office:value-type="float" office:value="3.79436357" calcext:value-type="float">
            <text:p>3.79436357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725352" calcext:value-type="float">
            <text:p>39.34725352</text:p>
          </table:table-cell>
          <table:table-cell office:value-type="float" office:value="0.11354204" calcext:value-type="float">
            <text:p>0.11354204</text:p>
          </table:table-cell>
          <table:table-cell office:value-type="float" office:value="43.84770753" calcext:value-type="float">
            <text:p>43.84770753</text:p>
          </table:table-cell>
          <table:table-cell office:value-type="float" office:value="18.19558679" calcext:value-type="float">
            <text:p>18.19558679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3.89528907" calcext:value-type="float">
            <text:p>33.89528907</text:p>
          </table:table-cell>
          <table:table-cell office:value-type="float" office:value="0.1730792" calcext:value-type="float">
            <text:p>0.1730792</text:p>
          </table:table-cell>
          <table:table-cell office:value-type="float" office:value="35.05134149" calcext:value-type="float">
            <text:p>35.05134149</text:p>
          </table:table-cell>
          <table:table-cell office:value-type="float" office:value="0.6029911" calcext:value-type="float">
            <text:p>0.602991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3911831" calcext:value-type="float">
            <text:p>33.83911831</text:p>
          </table:table-cell>
          <table:table-cell office:value-type="float" office:value="0.13144213" calcext:value-type="float">
            <text:p>0.13144213</text:p>
          </table:table-cell>
          <table:table-cell office:value-type="float" office:value="35.3890497" calcext:value-type="float">
            <text:p>35.3890497</text:p>
          </table:table-cell>
          <table:table-cell office:value-type="float" office:value="3.81734832" calcext:value-type="float">
            <text:p>3.817348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2262349" calcext:value-type="float">
            <text:p>33.82262349</text:p>
          </table:table-cell>
          <table:table-cell office:value-type="float" office:value="0.1263866" calcext:value-type="float">
            <text:p>0.1263866</text:p>
          </table:table-cell>
          <table:table-cell office:value-type="float" office:value="38.32794832" calcext:value-type="float">
            <text:p>38.32794832</text:p>
          </table:table-cell>
          <table:table-cell office:value-type="float" office:value="18.09249583" calcext:value-type="float">
            <text:p>18.09249583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1.09097264" calcext:value-type="float">
            <text:p>31.09097264</text:p>
          </table:table-cell>
          <table:table-cell office:value-type="float" office:value="0.18973484" calcext:value-type="float">
            <text:p>0.18973484</text:p>
          </table:table-cell>
          <table:table-cell office:value-type="float" office:value="32.27826719" calcext:value-type="float">
            <text:p>32.27826719</text:p>
          </table:table-cell>
          <table:table-cell office:value-type="float" office:value="0.64538029" calcext:value-type="float">
            <text:p>0.6453802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935889" calcext:value-type="float">
            <text:p>31.02935889</text:p>
          </table:table-cell>
          <table:table-cell office:value-type="float" office:value="0.15952492" calcext:value-type="float">
            <text:p>0.15952492</text:p>
          </table:table-cell>
          <table:table-cell office:value-type="float" office:value="32.59523564" calcext:value-type="float">
            <text:p>32.59523564</text:p>
          </table:table-cell>
          <table:table-cell office:value-type="float" office:value="3.96703617" calcext:value-type="float">
            <text:p>3.9670361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675226" calcext:value-type="float">
            <text:p>31.02675226</text:p>
          </table:table-cell>
          <table:table-cell office:value-type="float" office:value="0.13123448" calcext:value-type="float">
            <text:p>0.13123448</text:p>
          </table:table-cell>
          <table:table-cell office:value-type="float" office:value="35.65331589" calcext:value-type="float">
            <text:p>35.65331589</text:p>
          </table:table-cell>
          <table:table-cell office:value-type="float" office:value="17.93556605" calcext:value-type="float">
            <text:p>17.935566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61251634" calcext:value-type="float">
            <text:p>27.61251634</text:p>
          </table:table-cell>
          <table:table-cell office:value-type="float" office:value="0.20600921" calcext:value-type="float">
            <text:p>0.20600921</text:p>
          </table:table-cell>
          <table:table-cell office:value-type="float" office:value="28.78409023" calcext:value-type="float">
            <text:p>28.78409023</text:p>
          </table:table-cell>
          <table:table-cell office:value-type="float" office:value="0.65969415" calcext:value-type="float">
            <text:p>0.6596941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3679244" calcext:value-type="float">
            <text:p>27.53679244</text:p>
          </table:table-cell>
          <table:table-cell office:value-type="float" office:value="0.17735673" calcext:value-type="float">
            <text:p>0.17735673</text:p>
          </table:table-cell>
          <table:table-cell office:value-type="float" office:value="29.08796204" calcext:value-type="float">
            <text:p>29.08796204</text:p>
          </table:table-cell>
          <table:table-cell office:value-type="float" office:value="3.99876943" calcext:value-type="float">
            <text:p>3.9987694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6316346" calcext:value-type="float">
            <text:p>27.56316346</text:p>
          </table:table-cell>
          <table:table-cell office:value-type="float" office:value="0.15696734" calcext:value-type="float">
            <text:p>0.15696734</text:p>
          </table:table-cell>
          <table:table-cell office:value-type="float" office:value="32.31411206" calcext:value-type="float">
            <text:p>32.31411206</text:p>
          </table:table-cell>
          <table:table-cell office:value-type="float" office:value="18.24924531" calcext:value-type="float">
            <text:p>18.24924531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5.71869002" calcext:value-type="float">
            <text:p>25.71869002</text:p>
          </table:table-cell>
          <table:table-cell office:value-type="float" office:value="0.25541116" calcext:value-type="float">
            <text:p>0.25541116</text:p>
          </table:table-cell>
          <table:table-cell office:value-type="float" office:value="26.9256872" calcext:value-type="float">
            <text:p>26.9256872</text:p>
          </table:table-cell>
          <table:table-cell office:value-type="float" office:value="0.71871708" calcext:value-type="float">
            <text:p>0.7187170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65428761" calcext:value-type="float">
            <text:p>25.65428761</text:p>
          </table:table-cell>
          <table:table-cell office:value-type="float" office:value="0.21471388" calcext:value-type="float">
            <text:p>0.21471388</text:p>
          </table:table-cell>
          <table:table-cell office:value-type="float" office:value="27.27230282" calcext:value-type="float">
            <text:p>27.27230282</text:p>
          </table:table-cell>
          <table:table-cell office:value-type="float" office:value="4.1923866" calcext:value-type="float">
            <text:p>4.192386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70022781" calcext:value-type="float">
            <text:p>25.70022781</text:p>
          </table:table-cell>
          <table:table-cell office:value-type="float" office:value="0.20422049" calcext:value-type="float">
            <text:p>0.20422049</text:p>
          </table:table-cell>
          <table:table-cell office:value-type="float" office:value="30.57800195" calcext:value-type="float">
            <text:p>30.57800195</text:p>
          </table:table-cell>
          <table:table-cell office:value-type="float" office:value="18.60540186" calcext:value-type="float">
            <text:p>18.6054018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31586015" calcext:value-type="float">
            <text:p>23.31586015</text:p>
          </table:table-cell>
          <table:table-cell office:value-type="float" office:value="0.282736" calcext:value-type="float">
            <text:p>0.282736</text:p>
          </table:table-cell>
          <table:table-cell office:value-type="float" office:value="24.51233528" calcext:value-type="float">
            <text:p>24.51233528</text:p>
          </table:table-cell>
          <table:table-cell office:value-type="float" office:value="0.76772762" calcext:value-type="float">
            <text:p>0.76772762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26603579" calcext:value-type="float">
            <text:p>23.26603579</text:p>
          </table:table-cell>
          <table:table-cell office:value-type="float" office:value="0.22256772" calcext:value-type="float">
            <text:p>0.22256772</text:p>
          </table:table-cell>
          <table:table-cell office:value-type="float" office:value="24.88381626" calcext:value-type="float">
            <text:p>24.88381626</text:p>
          </table:table-cell>
          <table:table-cell office:value-type="float" office:value="4.32354916" calcext:value-type="float">
            <text:p>4.32354916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30386591" calcext:value-type="float">
            <text:p>23.30386591</text:p>
          </table:table-cell>
          <table:table-cell office:value-type="float" office:value="0.25754411" calcext:value-type="float">
            <text:p>0.25754411</text:p>
          </table:table-cell>
          <table:table-cell office:value-type="float" office:value="28.27008229" calcext:value-type="float">
            <text:p>28.27008229</text:p>
          </table:table-cell>
          <table:table-cell office:value-type="float" office:value="19.32268356" calcext:value-type="float">
            <text:p>19.32268356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1.99750278" calcext:value-type="float">
            <text:p>21.99750278</text:p>
          </table:table-cell>
          <table:table-cell office:value-type="float" office:value="0.32712179" calcext:value-type="float">
            <text:p>0.32712179</text:p>
          </table:table-cell>
          <table:table-cell office:value-type="float" office:value="23.22350373" calcext:value-type="float">
            <text:p>23.22350373</text:p>
          </table:table-cell>
          <table:table-cell office:value-type="float" office:value="0.82686906" calcext:value-type="float">
            <text:p>0.8268690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2755252" calcext:value-type="float">
            <text:p>21.92755252</text:p>
          </table:table-cell>
          <table:table-cell office:value-type="float" office:value="0.26629812" calcext:value-type="float">
            <text:p>0.26629812</text:p>
          </table:table-cell>
          <table:table-cell office:value-type="float" office:value="23.55580533" calcext:value-type="float">
            <text:p>23.55580533</text:p>
          </table:table-cell>
          <table:table-cell office:value-type="float" office:value="4.42341346" calcext:value-type="float">
            <text:p>4.4234134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5345105" calcext:value-type="float">
            <text:p>21.95345105</text:p>
          </table:table-cell>
          <table:table-cell office:value-type="float" office:value="0.28846998" calcext:value-type="float">
            <text:p>0.28846998</text:p>
          </table:table-cell>
          <table:table-cell office:value-type="float" office:value="26.99946955" calcext:value-type="float">
            <text:p>26.99946955</text:p>
          </table:table-cell>
          <table:table-cell office:value-type="float" office:value="19.07536283" calcext:value-type="float">
            <text:p>19.07536283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0.26013347" calcext:value-type="float">
            <text:p>20.26013347</text:p>
          </table:table-cell>
          <table:table-cell office:value-type="float" office:value="0.36471593" calcext:value-type="float">
            <text:p>0.36471593</text:p>
          </table:table-cell>
          <table:table-cell office:value-type="float" office:value="21.46925998" calcext:value-type="float">
            <text:p>21.46925998</text:p>
          </table:table-cell>
          <table:table-cell office:value-type="float" office:value="0.91752289" calcext:value-type="float">
            <text:p>0.91752289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17128208" calcext:value-type="float">
            <text:p>20.17128208</text:p>
          </table:table-cell>
          <table:table-cell office:value-type="float" office:value="0.30805108" calcext:value-type="float">
            <text:p>0.30805108</text:p>
          </table:table-cell>
          <table:table-cell office:value-type="float" office:value="21.79810801" calcext:value-type="float">
            <text:p>21.79810801</text:p>
          </table:table-cell>
          <table:table-cell office:value-type="float" office:value="4.4280265" calcext:value-type="float">
            <text:p>4.4280265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20806384" calcext:value-type="float">
            <text:p>20.20806384</text:p>
          </table:table-cell>
          <table:table-cell office:value-type="float" office:value="0.34031958" calcext:value-type="float">
            <text:p>0.34031958</text:p>
          </table:table-cell>
          <table:table-cell office:value-type="float" office:value="25.22807026" calcext:value-type="float">
            <text:p>25.22807026</text:p>
          </table:table-cell>
          <table:table-cell office:value-type="float" office:value="18.83254389" calcext:value-type="float">
            <text:p>18.83254389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7" table:number-rows-spanned="1">
            <text:p>#[-20:,:,:] = 0 incompleteness applied with delta = 1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100:,:,:] = 0 incompleteness applied with delta = 1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200:,:,:] = 0 incompleteness applied with delta = 1.0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275.65509426" calcext:value-type="float">
            <text:p>19275.65509426</text:p>
          </table:table-cell>
          <table:table-cell office:value-type="float" office:value="512.18764573" calcext:value-type="float">
            <text:p>512.18764573</text:p>
          </table:table-cell>
          <table:table-cell office:value-type="float" office:value="19352.40150769" calcext:value-type="float">
            <text:p>19352.40150769</text:p>
          </table:table-cell>
          <table:table-cell office:value-type="float" office:value="547.73643014" calcext:value-type="float">
            <text:p>547.736430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3.45473543" calcext:value-type="float">
            <text:p>19273.45473543</text:p>
          </table:table-cell>
          <table:table-cell office:value-type="float" office:value="411.00271469" calcext:value-type="float">
            <text:p>411.00271469</text:p>
          </table:table-cell>
          <table:table-cell office:value-type="float" office:value="19345.07986869" calcext:value-type="float">
            <text:p>19345.07986869</text:p>
          </table:table-cell>
          <table:table-cell office:value-type="float" office:value="1592.93454713" calcext:value-type="float">
            <text:p>1592.9345471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4.20433435" calcext:value-type="float">
            <text:p>19274.20433435</text:p>
          </table:table-cell>
          <table:table-cell office:value-type="float" office:value="323.46111918" calcext:value-type="float">
            <text:p>323.46111918</text:p>
          </table:table-cell>
          <table:table-cell office:value-type="float" office:value="19350.25100645" calcext:value-type="float">
            <text:p>19350.25100645</text:p>
          </table:table-cell>
          <table:table-cell office:value-type="float" office:value="4383.99388231" calcext:value-type="float">
            <text:p>4383.9938823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682.57019946" calcext:value-type="float">
            <text:p>2682.57019946</text:p>
          </table:table-cell>
          <table:table-cell office:value-type="float" office:value="870.33482541" calcext:value-type="float">
            <text:p>870.33482541</text:p>
          </table:table-cell>
          <table:table-cell office:value-type="float" office:value="2704.14040228" calcext:value-type="float">
            <text:p>2704.14040228</text:p>
          </table:table-cell>
          <table:table-cell office:value-type="float" office:value="1002.82872167" calcext:value-type="float">
            <text:p>1002.8287216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4.99650019" calcext:value-type="float">
            <text:p>2684.99650019</text:p>
          </table:table-cell>
          <table:table-cell office:value-type="float" office:value="785.62857873" calcext:value-type="float">
            <text:p>785.62857873</text:p>
          </table:table-cell>
          <table:table-cell office:value-type="float" office:value="2705.52579211" calcext:value-type="float">
            <text:p>2705.52579211</text:p>
          </table:table-cell>
          <table:table-cell office:value-type="float" office:value="1694.5940792" calcext:value-type="float">
            <text:p>1694.594079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2.68025876" calcext:value-type="float">
            <text:p>2682.68025876</text:p>
          </table:table-cell>
          <table:table-cell office:value-type="float" office:value="888.9914467" calcext:value-type="float">
            <text:p>888.9914467</text:p>
          </table:table-cell>
          <table:table-cell office:value-type="float" office:value="2714.21472978" calcext:value-type="float">
            <text:p>2714.21472978</text:p>
          </table:table-cell>
          <table:table-cell office:value-type="float" office:value="4478.39281863" calcext:value-type="float">
            <text:p>4478.39281863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39.21648241" calcext:value-type="float">
            <text:p>2339.21648241</text:p>
          </table:table-cell>
          <table:table-cell office:value-type="float" office:value="852.89763052" calcext:value-type="float">
            <text:p>852.89763052</text:p>
          </table:table-cell>
          <table:table-cell office:value-type="float" office:value="2369.35927199" calcext:value-type="float">
            <text:p>2369.35927199</text:p>
          </table:table-cell>
          <table:table-cell office:value-type="float" office:value="934.17499313" calcext:value-type="float">
            <text:p>934.17499313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7.79985787" calcext:value-type="float">
            <text:p>2337.79985787</text:p>
          </table:table-cell>
          <table:table-cell office:value-type="float" office:value="724.36774533" calcext:value-type="float">
            <text:p>724.36774533</text:p>
          </table:table-cell>
          <table:table-cell office:value-type="float" office:value="2366.83838341" calcext:value-type="float">
            <text:p>2366.83838341</text:p>
          </table:table-cell>
          <table:table-cell office:value-type="float" office:value="1508.85432411" calcext:value-type="float">
            <text:p>1508.8543241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9.27579231" calcext:value-type="float">
            <text:p>2339.27579231</text:p>
          </table:table-cell>
          <table:table-cell office:value-type="float" office:value="918.74371044" calcext:value-type="float">
            <text:p>918.74371044</text:p>
          </table:table-cell>
          <table:table-cell office:value-type="float" office:value="2369.22866776" calcext:value-type="float">
            <text:p>2369.22866776</text:p>
          </table:table-cell>
          <table:table-cell office:value-type="float" office:value="6330.68162208" calcext:value-type="float">
            <text:p>6330.6816220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70.63934879" calcext:value-type="float">
            <text:p>670.63934879</text:p>
          </table:table-cell>
          <table:table-cell office:value-type="float" office:value="1168.61084025" calcext:value-type="float">
            <text:p>1168.61084025</text:p>
          </table:table-cell>
          <table:table-cell office:value-type="float" office:value="683.03938863" calcext:value-type="float">
            <text:p>683.03938863</text:p>
          </table:table-cell>
          <table:table-cell office:value-type="float" office:value="1368.4029269" calcext:value-type="float">
            <text:p>1368.402926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7.38151298" calcext:value-type="float">
            <text:p>667.38151298</text:p>
          </table:table-cell>
          <table:table-cell office:value-type="float" office:value="1083.8256682" calcext:value-type="float">
            <text:p>1083.8256682</text:p>
          </table:table-cell>
          <table:table-cell office:value-type="float" office:value="677.20268611" calcext:value-type="float">
            <text:p>677.20268611</text:p>
          </table:table-cell>
          <table:table-cell office:value-type="float" office:value="1941.92634389" calcext:value-type="float">
            <text:p>1941.9263438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5.40769705" calcext:value-type="float">
            <text:p>665.40769705</text:p>
          </table:table-cell>
          <table:table-cell office:value-type="float" office:value="967.07026304" calcext:value-type="float">
            <text:p>967.07026304</text:p>
          </table:table-cell>
          <table:table-cell office:value-type="float" office:value="678.22159338" calcext:value-type="float">
            <text:p>678.22159338</text:p>
          </table:table-cell>
          <table:table-cell office:value-type="float" office:value="5884.53618204" calcext:value-type="float">
            <text:p>5884.5361820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39.59078253" calcext:value-type="float">
            <text:p>839.59078253</text:p>
          </table:table-cell>
          <table:table-cell office:value-type="float" office:value="1106.56397142" calcext:value-type="float">
            <text:p>1106.56397142</text:p>
          </table:table-cell>
          <table:table-cell office:value-type="float" office:value="856.2373598" calcext:value-type="float">
            <text:p>856.2373598</text:p>
          </table:table-cell>
          <table:table-cell office:value-type="float" office:value="1227.49881021" calcext:value-type="float">
            <text:p>1227.4988102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1.4734427" calcext:value-type="float">
            <text:p>841.4734427</text:p>
          </table:table-cell>
          <table:table-cell office:value-type="float" office:value="1240.62220842" calcext:value-type="float">
            <text:p>1240.62220842</text:p>
          </table:table-cell>
          <table:table-cell office:value-type="float" office:value="857.35565574" calcext:value-type="float">
            <text:p>857.35565574</text:p>
          </table:table-cell>
          <table:table-cell office:value-type="float" office:value="2001.84601046" calcext:value-type="float">
            <text:p>2001.8460104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2.17892499" calcext:value-type="float">
            <text:p>842.17892499</text:p>
          </table:table-cell>
          <table:table-cell office:value-type="float" office:value="1173.75451103" calcext:value-type="float">
            <text:p>1173.75451103</text:p>
          </table:table-cell>
          <table:table-cell office:value-type="float" office:value="855.61614998" calcext:value-type="float">
            <text:p>855.61614998</text:p>
          </table:table-cell>
          <table:table-cell office:value-type="float" office:value="5271.05459035" calcext:value-type="float">
            <text:p>5271.05459035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4.41067744" calcext:value-type="float">
            <text:p>294.41067744</text:p>
          </table:table-cell>
          <table:table-cell office:value-type="float" office:value="828.33716395" calcext:value-type="float">
            <text:p>828.33716395</text:p>
          </table:table-cell>
          <table:table-cell office:value-type="float" office:value="301.95445685" calcext:value-type="float">
            <text:p>301.95445685</text:p>
          </table:table-cell>
          <table:table-cell office:value-type="float" office:value="974.71100927" calcext:value-type="float">
            <text:p>974.711009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7.61687412" calcext:value-type="float">
            <text:p>297.61687412</text:p>
          </table:table-cell>
          <table:table-cell office:value-type="float" office:value="1188.27820757" calcext:value-type="float">
            <text:p>1188.27820757</text:p>
          </table:table-cell>
          <table:table-cell office:value-type="float" office:value="301.75272597" calcext:value-type="float">
            <text:p>301.75272597</text:p>
          </table:table-cell>
          <table:table-cell office:value-type="float" office:value="2047.96116" calcext:value-type="float">
            <text:p>2047.96116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9.44342319" calcext:value-type="float">
            <text:p>299.44342319</text:p>
          </table:table-cell>
          <table:table-cell office:value-type="float" office:value="742.87136077" calcext:value-type="float">
            <text:p>742.87136077</text:p>
          </table:table-cell>
          <table:table-cell office:value-type="float" office:value="293.51408246" calcext:value-type="float">
            <text:p>293.51408246</text:p>
          </table:table-cell>
          <table:table-cell office:value-type="float" office:value="7268.47609276" calcext:value-type="float">
            <text:p>7268.47609276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6.4711501" calcext:value-type="float">
            <text:p>436.4711501</text:p>
          </table:table-cell>
          <table:table-cell office:value-type="float" office:value="1318.18900975" calcext:value-type="float">
            <text:p>1318.18900975</text:p>
          </table:table-cell>
          <table:table-cell office:value-type="float" office:value="449.33943587" calcext:value-type="float">
            <text:p>449.33943587</text:p>
          </table:table-cell>
          <table:table-cell office:value-type="float" office:value="1451.52609943" calcext:value-type="float">
            <text:p>1451.5260994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30.3013796" calcext:value-type="float">
            <text:p>430.3013796</text:p>
          </table:table-cell>
          <table:table-cell office:value-type="float" office:value="1153.62372073" calcext:value-type="float">
            <text:p>1153.62372073</text:p>
          </table:table-cell>
          <table:table-cell office:value-type="float" office:value="443.32946706" calcext:value-type="float">
            <text:p>443.32946706</text:p>
          </table:table-cell>
          <table:table-cell office:value-type="float" office:value="1610.94845871" calcext:value-type="float">
            <text:p>1610.9484587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28.95373642" calcext:value-type="float">
            <text:p>428.95373642</text:p>
          </table:table-cell>
          <table:table-cell office:value-type="float" office:value="1235.12720962" calcext:value-type="float">
            <text:p>1235.12720962</text:p>
          </table:table-cell>
          <table:table-cell office:value-type="float" office:value="430.50164339" calcext:value-type="float">
            <text:p>430.50164339</text:p>
          </table:table-cell>
          <table:table-cell office:value-type="float" office:value="5553.95417888" calcext:value-type="float">
            <text:p>5553.95417888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0.09603097" calcext:value-type="float">
            <text:p>170.09603097</text:p>
          </table:table-cell>
          <table:table-cell office:value-type="float" office:value="934.43704995" calcext:value-type="float">
            <text:p>934.43704995</text:p>
          </table:table-cell>
          <table:table-cell office:value-type="float" office:value="174.74678707" calcext:value-type="float">
            <text:p>174.74678707</text:p>
          </table:table-cell>
          <table:table-cell office:value-type="float" office:value="1125.24585736" calcext:value-type="float">
            <text:p>1125.24585736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3.08144101" calcext:value-type="float">
            <text:p>173.08144101</text:p>
          </table:table-cell>
          <table:table-cell office:value-type="float" office:value="812.40696788" calcext:value-type="float">
            <text:p>812.40696788</text:p>
          </table:table-cell>
          <table:table-cell office:value-type="float" office:value="176.44313492" calcext:value-type="float">
            <text:p>176.44313492</text:p>
          </table:table-cell>
          <table:table-cell office:value-type="float" office:value="1666.83640569" calcext:value-type="float">
            <text:p>1666.83640569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2.23216043" calcext:value-type="float">
            <text:p>172.23216043</text:p>
          </table:table-cell>
          <table:table-cell office:value-type="float" office:value="1000.46916122" calcext:value-type="float">
            <text:p>1000.46916122</text:p>
          </table:table-cell>
          <table:table-cell office:value-type="float" office:value="173.83328866" calcext:value-type="float">
            <text:p>173.83328866</text:p>
          </table:table-cell>
          <table:table-cell office:value-type="float" office:value="4576.97301867" calcext:value-type="float">
            <text:p>4576.97301867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2.27603522" calcext:value-type="float">
            <text:p>262.27603522</text:p>
          </table:table-cell>
          <table:table-cell office:value-type="float" office:value="939.02323059" calcext:value-type="float">
            <text:p>939.02323059</text:p>
          </table:table-cell>
          <table:table-cell office:value-type="float" office:value="271.74818713" calcext:value-type="float">
            <text:p>271.74818713</text:p>
          </table:table-cell>
          <table:table-cell office:value-type="float" office:value="1182.38896259" calcext:value-type="float">
            <text:p>1182.3889625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1.00422845" calcext:value-type="float">
            <text:p>261.00422845</text:p>
          </table:table-cell>
          <table:table-cell office:value-type="float" office:value="1214.23392149" calcext:value-type="float">
            <text:p>1214.23392149</text:p>
          </table:table-cell>
          <table:table-cell office:value-type="float" office:value="268.71216844" calcext:value-type="float">
            <text:p>268.71216844</text:p>
          </table:table-cell>
          <table:table-cell office:value-type="float" office:value="1906.60820497" calcext:value-type="float">
            <text:p>1906.6082049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0.9909784" calcext:value-type="float">
            <text:p>260.9909784</text:p>
          </table:table-cell>
          <table:table-cell office:value-type="float" office:value="1207.00443876" calcext:value-type="float">
            <text:p>1207.00443876</text:p>
          </table:table-cell>
          <table:table-cell office:value-type="float" office:value="275.92008672" calcext:value-type="float">
            <text:p>275.92008672</text:p>
          </table:table-cell>
          <table:table-cell office:value-type="float" office:value="6656.16650009" calcext:value-type="float">
            <text:p>6656.16650009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0.29773406" calcext:value-type="float">
            <text:p>110.29773406</text:p>
          </table:table-cell>
          <table:table-cell office:value-type="float" office:value="1132.05754642" calcext:value-type="float">
            <text:p>1132.05754642</text:p>
          </table:table-cell>
          <table:table-cell office:value-type="float" office:value="114.35369142" calcext:value-type="float">
            <text:p>114.35369142</text:p>
          </table:table-cell>
          <table:table-cell office:value-type="float" office:value="1370.13664069" calcext:value-type="float">
            <text:p>1370.136640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8.99587396" calcext:value-type="float">
            <text:p>108.99587396</text:p>
          </table:table-cell>
          <table:table-cell office:value-type="float" office:value="1013.98884898" calcext:value-type="float">
            <text:p>1013.98884898</text:p>
          </table:table-cell>
          <table:table-cell office:value-type="float" office:value="111.40020859" calcext:value-type="float">
            <text:p>111.40020859</text:p>
          </table:table-cell>
          <table:table-cell office:value-type="float" office:value="2393.1155466" calcext:value-type="float">
            <text:p>2393.115546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13.58194635" calcext:value-type="float">
            <text:p>113.58194635</text:p>
          </table:table-cell>
          <table:table-cell office:value-type="float" office:value="1248.26613916" calcext:value-type="float">
            <text:p>1248.26613916</text:p>
          </table:table-cell>
          <table:table-cell office:value-type="float" office:value="118.3306752" calcext:value-type="float">
            <text:p>118.3306752</text:p>
          </table:table-cell>
          <table:table-cell office:value-type="float" office:value="6939.1930032" calcext:value-type="float">
            <text:p>6939.1930032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72.03674921" calcext:value-type="float">
            <text:p>172.03674921</text:p>
          </table:table-cell>
          <table:table-cell office:value-type="float" office:value="1096.28910084" calcext:value-type="float">
            <text:p>1096.28910084</text:p>
          </table:table-cell>
          <table:table-cell office:value-type="float" office:value="181.12495352" calcext:value-type="float">
            <text:p>181.12495352</text:p>
          </table:table-cell>
          <table:table-cell office:value-type="float" office:value="1404.29603003" calcext:value-type="float">
            <text:p>1404.2960300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2.7567028" calcext:value-type="float">
            <text:p>172.7567028</text:p>
          </table:table-cell>
          <table:table-cell office:value-type="float" office:value="1230.12213193" calcext:value-type="float">
            <text:p>1230.12213193</text:p>
          </table:table-cell>
          <table:table-cell office:value-type="float" office:value="180.84255005" calcext:value-type="float">
            <text:p>180.84255005</text:p>
          </table:table-cell>
          <table:table-cell office:value-type="float" office:value="2014.46101789" calcext:value-type="float">
            <text:p>2014.4610178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5.50159253" calcext:value-type="float">
            <text:p>175.50159253</text:p>
          </table:table-cell>
          <table:table-cell office:value-type="float" office:value="1187.59729846" calcext:value-type="float">
            <text:p>1187.59729846</text:p>
          </table:table-cell>
          <table:table-cell office:value-type="float" office:value="179.92578721" calcext:value-type="float">
            <text:p>179.92578721</text:p>
          </table:table-cell>
          <table:table-cell office:value-type="float" office:value="6095.56400491" calcext:value-type="float">
            <text:p>6095.56400491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5.57283744" calcext:value-type="float">
            <text:p>75.57283744</text:p>
          </table:table-cell>
          <table:table-cell office:value-type="float" office:value="845.53213582" calcext:value-type="float">
            <text:p>845.53213582</text:p>
          </table:table-cell>
          <table:table-cell office:value-type="float" office:value="80.51150717" calcext:value-type="float">
            <text:p>80.51150717</text:p>
          </table:table-cell>
          <table:table-cell office:value-type="float" office:value="974.05771355" calcext:value-type="float">
            <text:p>974.0577135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7.91038024" calcext:value-type="float">
            <text:p>77.91038024</text:p>
          </table:table-cell>
          <table:table-cell office:value-type="float" office:value="930.44802233" calcext:value-type="float">
            <text:p>930.44802233</text:p>
          </table:table-cell>
          <table:table-cell office:value-type="float" office:value="81.79657711" calcext:value-type="float">
            <text:p>81.79657711</text:p>
          </table:table-cell>
          <table:table-cell office:value-type="float" office:value="1569.28036298" calcext:value-type="float">
            <text:p>1569.28036298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8.70267919" calcext:value-type="float">
            <text:p>78.70267919</text:p>
          </table:table-cell>
          <table:table-cell office:value-type="float" office:value="919.47049536" calcext:value-type="float">
            <text:p>919.47049536</text:p>
          </table:table-cell>
          <table:table-cell office:value-type="float" office:value="89.25688365" calcext:value-type="float">
            <text:p>89.25688365</text:p>
          </table:table-cell>
          <table:table-cell office:value-type="float" office:value="5295.69616188" calcext:value-type="float">
            <text:p>5295.6961618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6.92848387" calcext:value-type="float">
            <text:p>126.92848387</text:p>
          </table:table-cell>
          <table:table-cell office:value-type="float" office:value="941.55908129" calcext:value-type="float">
            <text:p>941.55908129</text:p>
          </table:table-cell>
          <table:table-cell office:value-type="float" office:value="133.23556372" calcext:value-type="float">
            <text:p>133.23556372</text:p>
          </table:table-cell>
          <table:table-cell office:value-type="float" office:value="1313.11846645" calcext:value-type="float">
            <text:p>1313.1184664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5.48915681" calcext:value-type="float">
            <text:p>125.48915681</text:p>
          </table:table-cell>
          <table:table-cell office:value-type="float" office:value="1375.39567441" calcext:value-type="float">
            <text:p>1375.39567441</text:p>
          </table:table-cell>
          <table:table-cell office:value-type="float" office:value="129.96722073" calcext:value-type="float">
            <text:p>129.96722073</text:p>
          </table:table-cell>
          <table:table-cell office:value-type="float" office:value="2475.5389925" calcext:value-type="float">
            <text:p>2475.538992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0.98187103" calcext:value-type="float">
            <text:p>120.98187103</text:p>
          </table:table-cell>
          <table:table-cell office:value-type="float" office:value="1143.97626171" calcext:value-type="float">
            <text:p>1143.97626171</text:p>
          </table:table-cell>
          <table:table-cell office:value-type="float" office:value="138.33444729" calcext:value-type="float">
            <text:p>138.33444729</text:p>
          </table:table-cell>
          <table:table-cell office:value-type="float" office:value="6387.6958218" calcext:value-type="float">
            <text:p>6387.6958218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0.42835967" calcext:value-type="float">
            <text:p>60.42835967</text:p>
          </table:table-cell>
          <table:table-cell office:value-type="float" office:value="887.91735863" calcext:value-type="float">
            <text:p>887.91735863</text:p>
          </table:table-cell>
          <table:table-cell office:value-type="float" office:value="64.44228092" calcext:value-type="float">
            <text:p>64.44228092</text:p>
          </table:table-cell>
          <table:table-cell office:value-type="float" office:value="1092.97528883" calcext:value-type="float">
            <text:p>1092.9752888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60.59065747" calcext:value-type="float">
            <text:p>60.59065747</text:p>
          </table:table-cell>
          <table:table-cell office:value-type="float" office:value="854.28704998" calcext:value-type="float">
            <text:p>854.28704998</text:p>
          </table:table-cell>
          <table:table-cell office:value-type="float" office:value="60.09349518" calcext:value-type="float">
            <text:p>60.09349518</text:p>
          </table:table-cell>
          <table:table-cell office:value-type="float" office:value="1704.321318" calcext:value-type="float">
            <text:p>1704.321318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54.78888263" calcext:value-type="float">
            <text:p>54.78888263</text:p>
          </table:table-cell>
          <table:table-cell office:value-type="float" office:value="1066.88389518" calcext:value-type="float">
            <text:p>1066.88389518</text:p>
          </table:table-cell>
          <table:table-cell office:value-type="float" office:value="58.90440051" calcext:value-type="float">
            <text:p>58.90440051</text:p>
          </table:table-cell>
          <table:table-cell office:value-type="float" office:value="6864.51469843" calcext:value-type="float">
            <text:p>6864.51469843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5" table:number-rows-spanned="1">
            <text:p>#2pcf measurement comparison along 3 axis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xis 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xis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xis 3</text:p>
          </table:table-cell>
          <table:covered-table-cell table:style-name="ce2"/>
          <table:table-cell table:number-columns-repeated="14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279.1938135" calcext:value-type="float">
            <text:p>19279.1938135</text:p>
          </table:table-cell>
          <table:table-cell office:value-type="float" office:value="428.39626566" calcext:value-type="float">
            <text:p>428.39626566</text:p>
          </table:table-cell>
          <table:table-cell office:value-type="float" office:value="19269.66157178" calcext:value-type="float">
            <text:p>19269.66157178</text:p>
          </table:table-cell>
          <table:table-cell office:value-type="float" office:value="532.79656172" calcext:value-type="float">
            <text:p>532.79656172</text:p>
          </table:table-cell>
          <table:table-cell office:value-type="float" office:value="19277.75845869" calcext:value-type="float">
            <text:p>19277.75845869</text:p>
          </table:table-cell>
          <table:table-cell office:value-type="float" office:value="402.29344937" calcext:value-type="float">
            <text:p>402.29344937</text:p>
          </table:table-cell>
          <table:table-cell table:number-columns-repeated="1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679.93719294" calcext:value-type="float">
            <text:p>2679.93719294</text:p>
          </table:table-cell>
          <table:table-cell office:value-type="float" office:value="725.58170636" calcext:value-type="float">
            <text:p>725.58170636</text:p>
          </table:table-cell>
          <table:table-cell office:value-type="float" office:value="2685.75171368" calcext:value-type="float">
            <text:p>2685.75171368</text:p>
          </table:table-cell>
          <table:table-cell office:value-type="float" office:value="978.31643395" calcext:value-type="float">
            <text:p>978.31643395</text:p>
          </table:table-cell>
          <table:table-cell office:value-type="float" office:value="2685.24632239" calcext:value-type="float">
            <text:p>2685.24632239</text:p>
          </table:table-cell>
          <table:table-cell office:value-type="float" office:value="763.37889787" calcext:value-type="float">
            <text:p>763.37889787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35.80384323" calcext:value-type="float">
            <text:p>2335.80384323</text:p>
          </table:table-cell>
          <table:table-cell office:value-type="float" office:value="915.4622832" calcext:value-type="float">
            <text:p>915.4622832</text:p>
          </table:table-cell>
          <table:table-cell office:value-type="float" office:value="2335.56432906" calcext:value-type="float">
            <text:p>2335.56432906</text:p>
          </table:table-cell>
          <table:table-cell office:value-type="float" office:value="806.94549886" calcext:value-type="float">
            <text:p>806.94549886</text:p>
          </table:table-cell>
          <table:table-cell office:value-type="float" office:value="2341.55302555" calcext:value-type="float">
            <text:p>2341.55302555</text:p>
          </table:table-cell>
          <table:table-cell office:value-type="float" office:value="998.90724171" calcext:value-type="float">
            <text:p>998.90724171</text:p>
          </table:table-cell>
          <table:table-cell table:number-columns-repeated="1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68.85114595" calcext:value-type="float">
            <text:p>668.85114595</text:p>
          </table:table-cell>
          <table:table-cell office:value-type="float" office:value="878.75794928" calcext:value-type="float">
            <text:p>878.75794928</text:p>
          </table:table-cell>
          <table:table-cell office:value-type="float" office:value="668.11452717" calcext:value-type="float">
            <text:p>668.11452717</text:p>
          </table:table-cell>
          <table:table-cell office:value-type="float" office:value="1093.72759107" calcext:value-type="float">
            <text:p>1093.72759107</text:p>
          </table:table-cell>
          <table:table-cell office:value-type="float" office:value="669.83523894" calcext:value-type="float">
            <text:p>669.83523894</text:p>
          </table:table-cell>
          <table:table-cell office:value-type="float" office:value="1033.23854843" calcext:value-type="float">
            <text:p>1033.23854843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44.43692579" calcext:value-type="float">
            <text:p>844.43692579</text:p>
          </table:table-cell>
          <table:table-cell office:value-type="float" office:value="903.40281124" calcext:value-type="float">
            <text:p>903.40281124</text:p>
          </table:table-cell>
          <table:table-cell office:value-type="float" office:value="848.46858621" calcext:value-type="float">
            <text:p>848.46858621</text:p>
          </table:table-cell>
          <table:table-cell office:value-type="float" office:value="1012.65438389" calcext:value-type="float">
            <text:p>1012.65438389</text:p>
          </table:table-cell>
          <table:table-cell office:value-type="float" office:value="844.27510479" calcext:value-type="float">
            <text:p>844.27510479</text:p>
          </table:table-cell>
          <table:table-cell office:value-type="float" office:value="1156.67800235" calcext:value-type="float">
            <text:p>1156.67800235</text:p>
          </table:table-cell>
          <table:table-cell table:number-columns-repeated="1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01.22157641" calcext:value-type="float">
            <text:p>301.22157641</text:p>
          </table:table-cell>
          <table:table-cell office:value-type="float" office:value="1043.18487885" calcext:value-type="float">
            <text:p>1043.18487885</text:p>
          </table:table-cell>
          <table:table-cell office:value-type="float" office:value="308.39451347" calcext:value-type="float">
            <text:p>308.39451347</text:p>
          </table:table-cell>
          <table:table-cell office:value-type="float" office:value="724.87383968" calcext:value-type="float">
            <text:p>724.87383968</text:p>
          </table:table-cell>
          <table:table-cell office:value-type="float" office:value="296.23209748" calcext:value-type="float">
            <text:p>296.23209748</text:p>
          </table:table-cell>
          <table:table-cell office:value-type="float" office:value="1157.99326448" calcext:value-type="float">
            <text:p>1157.99326448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2.40590861" calcext:value-type="float">
            <text:p>432.40590861</text:p>
          </table:table-cell>
          <table:table-cell office:value-type="float" office:value="766.51528968" calcext:value-type="float">
            <text:p>766.51528968</text:p>
          </table:table-cell>
          <table:table-cell office:value-type="float" office:value="440.14936245" calcext:value-type="float">
            <text:p>440.14936245</text:p>
          </table:table-cell>
          <table:table-cell office:value-type="float" office:value="1258.44634134" calcext:value-type="float">
            <text:p>1258.44634134</text:p>
          </table:table-cell>
          <table:table-cell office:value-type="float" office:value="433.09581505" calcext:value-type="float">
            <text:p>433.09581505</text:p>
          </table:table-cell>
          <table:table-cell office:value-type="float" office:value="940.944729" calcext:value-type="float">
            <text:p>940.944729</text:p>
          </table:table-cell>
          <table:table-cell table:number-columns-repeated="1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1.14859056" calcext:value-type="float">
            <text:p>171.14859056</text:p>
          </table:table-cell>
          <table:table-cell office:value-type="float" office:value="855.51809068" calcext:value-type="float">
            <text:p>855.51809068</text:p>
          </table:table-cell>
          <table:table-cell office:value-type="float" office:value="171.57466602" calcext:value-type="float">
            <text:p>171.57466602</text:p>
          </table:table-cell>
          <table:table-cell office:value-type="float" office:value="937.72319939" calcext:value-type="float">
            <text:p>937.72319939</text:p>
          </table:table-cell>
          <table:table-cell office:value-type="float" office:value="168.62856368" calcext:value-type="float">
            <text:p>168.62856368</text:p>
          </table:table-cell>
          <table:table-cell office:value-type="float" office:value="959.53491871" calcext:value-type="float">
            <text:p>959.53491871</text:p>
          </table:table-cell>
          <table:table-cell table:number-columns-repeated="1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4.63297642" calcext:value-type="float">
            <text:p>264.63297642</text:p>
          </table:table-cell>
          <table:table-cell office:value-type="float" office:value="1300.90867916" calcext:value-type="float">
            <text:p>1300.90867916</text:p>
          </table:table-cell>
          <table:table-cell office:value-type="float" office:value="265.34280212" calcext:value-type="float">
            <text:p>265.34280212</text:p>
          </table:table-cell>
          <table:table-cell office:value-type="float" office:value="901.87813866" calcext:value-type="float">
            <text:p>901.87813866</text:p>
          </table:table-cell>
          <table:table-cell office:value-type="float" office:value="261.81914145" calcext:value-type="float">
            <text:p>261.81914145</text:p>
          </table:table-cell>
          <table:table-cell office:value-type="float" office:value="1244.79148508" calcext:value-type="float">
            <text:p>1244.79148508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3.50400364" calcext:value-type="float">
            <text:p>113.50400364</text:p>
          </table:table-cell>
          <table:table-cell office:value-type="float" office:value="1085.9183732" calcext:value-type="float">
            <text:p>1085.9183732</text:p>
          </table:table-cell>
          <table:table-cell office:value-type="float" office:value="109.98751636" calcext:value-type="float">
            <text:p>109.98751636</text:p>
          </table:table-cell>
          <table:table-cell office:value-type="float" office:value="1109.66073914" calcext:value-type="float">
            <text:p>1109.66073914</text:p>
          </table:table-cell>
          <table:table-cell office:value-type="float" office:value="112.61152136" calcext:value-type="float">
            <text:p>112.61152136</text:p>
          </table:table-cell>
          <table:table-cell office:value-type="float" office:value="860.19196658" calcext:value-type="float">
            <text:p>860.19196658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81.13429212" calcext:value-type="float">
            <text:p>181.13429212</text:p>
          </table:table-cell>
          <table:table-cell office:value-type="float" office:value="967.82119767" calcext:value-type="float">
            <text:p>967.82119767</text:p>
          </table:table-cell>
          <table:table-cell office:value-type="float" office:value="177.88656276" calcext:value-type="float">
            <text:p>177.88656276</text:p>
          </table:table-cell>
          <table:table-cell office:value-type="float" office:value="1253.25650903" calcext:value-type="float">
            <text:p>1253.25650903</text:p>
          </table:table-cell>
          <table:table-cell office:value-type="float" office:value="170.80998349" calcext:value-type="float">
            <text:p>170.80998349</text:p>
          </table:table-cell>
          <table:table-cell office:value-type="float" office:value="815.23943777" calcext:value-type="float">
            <text:p>815.23943777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4.04422619" calcext:value-type="float">
            <text:p>74.04422619</text:p>
          </table:table-cell>
          <table:table-cell office:value-type="float" office:value="884.30434357" calcext:value-type="float">
            <text:p>884.30434357</text:p>
          </table:table-cell>
          <table:table-cell office:value-type="float" office:value="80.72063352" calcext:value-type="float">
            <text:p>80.72063352</text:p>
          </table:table-cell>
          <table:table-cell office:value-type="float" office:value="1106.67485384" calcext:value-type="float">
            <text:p>1106.67485384</text:p>
          </table:table-cell>
          <table:table-cell office:value-type="float" office:value="74.71662152" calcext:value-type="float">
            <text:p>74.71662152</text:p>
          </table:table-cell>
          <table:table-cell office:value-type="float" office:value="1094.71605773" calcext:value-type="float">
            <text:p>1094.71605773</text:p>
          </table:table-cell>
          <table:table-cell table:number-columns-repeated="14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9.67366362" calcext:value-type="float">
            <text:p>129.67366362</text:p>
          </table:table-cell>
          <table:table-cell office:value-type="float" office:value="1185.19080154" calcext:value-type="float">
            <text:p>1185.19080154</text:p>
          </table:table-cell>
          <table:table-cell office:value-type="float" office:value="124.58119831" calcext:value-type="float">
            <text:p>124.58119831</text:p>
          </table:table-cell>
          <table:table-cell office:value-type="float" office:value="1419.63460505" calcext:value-type="float">
            <text:p>1419.63460505</text:p>
          </table:table-cell>
          <table:table-cell office:value-type="float" office:value="125.0038289" calcext:value-type="float">
            <text:p>125.0038289</text:p>
          </table:table-cell>
          <table:table-cell office:value-type="float" office:value="935.11150715" calcext:value-type="float">
            <text:p>935.11150715</text:p>
          </table:table-cell>
          <table:table-cell table:number-columns-repeated="1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9.52180394" calcext:value-type="float">
            <text:p>49.52180394</text:p>
          </table:table-cell>
          <table:table-cell office:value-type="float" office:value="1507.47472261" calcext:value-type="float">
            <text:p>1507.47472261</text:p>
          </table:table-cell>
          <table:table-cell office:value-type="float" office:value="56.08969688" calcext:value-type="float">
            <text:p>56.08969688</text:p>
          </table:table-cell>
          <table:table-cell office:value-type="float" office:value="945.54061919" calcext:value-type="float">
            <text:p>945.54061919</text:p>
          </table:table-cell>
          <table:table-cell office:value-type="float" office:value="51.20028383" calcext:value-type="float">
            <text:p>51.20028383</text:p>
          </table:table-cell>
          <table:table-cell office:value-type="float" office:value="1172.50555416" calcext:value-type="float">
            <text:p>1172.50555416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3:Sheet1.F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38:58.671197024</meta:creation-date>
    <meta:editing-duration>P19DT14H38M4S</meta:editing-duration>
    <meta:editing-cycles>3</meta:editing-cycles>
    <meta:generator>LibreOffice/7.3.7.2$Linux_X86_64 LibreOffice_project/30$Build-2</meta:generator>
    <dc:date>2024-02-14T10:36:00.450440801</dc:date>
    <meta:document-statistic meta:table-count="1" meta:cell-count="1186" meta:object-count="0"/>
  </office:meta>
</office:document-meta>
</file>